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style:font-name-asian="Monospace" style:font-size-asian="12pt" style:font-name-complex="Monospace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font-name-asian="Monospace" style:font-size-asian="12pt" style:font-name-complex="Monospace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Times New Roman" fo:font-size="12pt" style:font-name-asian="Monospace" style:font-size-asian="12pt" style:font-name-complex="Monospace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style:font-name-asian="Monospace" style:font-size-asian="12pt" style:font-name-complex="Monospace" style:font-size-complex="12pt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Times New Roman" fo:font-size="12pt" style:text-underline-style="none" style:font-name-asian="Monospace" style:font-size-asian="12pt" style:font-name-complex="Monospace" style:font-size-complex="12pt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Times New Roman" fo:font-size="12pt" style:font-name-asian="Monospace" style:font-size-asian="12pt" style:font-name-complex="Monospace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style:font-name-asian="Monospace" style:font-size-asian="12pt" style:font-name-complex="Monospace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style:font-name-asian="Monospace" style:font-size-asian="12pt" style:font-name-complex="Monospace" style:font-size-complex="12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style:text-underline-style="none" style:font-name-asian="Monospace" style:font-size-asian="12pt" style:font-name-complex="Monospace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nnexe au compte rendu d’activités</text:p>
      <text:p text:style-name="P6">de Michaël Ory</text:p>
      <text:p text:style-name="P6">du 1/02/2014 au 28/02/2014</text:p>
      <text:p text:style-name="P5"/>
      <text:p text:style-name="P5"/>
      <text:p text:style-name="P5"/>
      <text:p text:style-name="P2">La persistance partielle</text:p>
      <text:p text:style-name="P3">Jusqu'à présent le module de persistance ne gérer pas la disparition de classes.</text:p>
      <text:p text:style-name="P3">Deux informations sont stockées sous forme de <text:span text:style-name="T1">serializable </text:span><text:span text:style-name="T2">:</text:span></text:p>
      <text:list xml:id="list684661001" text:style-name="L1">
        <text:list-item>
          <text:p text:style-name="P4"><text:span text:style-name="T2">la class du Generic,</text:span></text:p>
        </text:list-item>
        <text:list-item>
          <text:p text:style-name="P4"><text:span text:style-name="T2">la valeur du Generic.</text:span></text:p>
        </text:list-item>
      </text:list>
      <text:p text:style-name="P3"><text:span text:style-name="T2"/></text:p>
      <text:p text:style-name="P7"><text:span text:style-name="T2">Gestion de la disparition de la classe de la valeur du Generic</text:span></text:p>
      <text:p text:style-name="P8"><text:span text:style-name="T2">Lors de l'écriture ; la valeur du Generic est persisté sous forme d'un tableau de bytes.</text:span></text:p>
      <text:p text:style-name="P8"><text:span text:style-name="T2">Lors de la lecture ; le tableau de bytes est récupéré depuis le snapshot puis il transformé en </text:span><text:span text:style-name="T1">serializable</text:span><text:span text:style-name="T2">.</text:span><text:span text:style-name="T1"> </text:span><text:span text:style-name="T2">Si la classe a disparu alors c'est le tableau de bytes qui retourné comme valeur.</text:span></text:p>
      <text:p text:style-name="P8"><text:span text:style-name="T2"/></text:p>
      <text:p text:style-name="P7"><text:span text:style-name="T2">Gestion de la disparition de la classe du Generic</text:span></text:p>
      <text:p text:style-name="P8"><text:span text:style-name="T2">Ce cas de gestion est plus simple, effet seul la classe et non la valeur doit être gérer.</text:span></text:p>
      <text:p text:style-name="P8"><text:span text:style-name="T2">Lors de l'écriture ; le nom de la classe du Generic est persisté.</text:span></text:p>
      <text:p text:style-name="P9"><text:span text:style-name="T3">Lors de la lecture ; le nom de la classe est récupéré depuis le snapshot, puis la classe est rechargé. Si la classe a disparu alors un ClassNotFound <text:s/>est lancé. L'algorithme catch cette dernière afin d'instancié un </text:span>GSClassNotFound. GSClassNotFound est une spécialisation de Generic qui permet de stocké le nom de la classe.</text:p>
      <text:p text:style-name="P10"/>
      <text:p text:style-name="P11">Vertex</text:p>
      <text:p text:style-name="P12">Afin de continuer à séparer le code propre au graphe du code propre au moteur, la classe GenericBuilder a été créée afin de centraliser toutes les méthodes.</text:p>
      <text:p text:style-name="P12">Après réflexion sur les rôles de chacun, j'ai refactorisé GenericBuilder afin qu'il devienne une spécialisation de Vertex ou plus précisément une spécialisation de UnsafeVertex.</text:p>
      <text:p text:style-name="P12">UnsafeVertex est un Vertex qui peut contenir des nuls, notament dans le cas de la construction d'un arbre.</text:p>
      <text:p text:style-name="P12"/>
      <text:p text:style-name="P11">Autre</text:p>
      <text:p text:style-name="P3">Correction d'anomalies dans la projection lors d'héritage multiple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3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8T11:24:46</meta:creation-date>
    <dc:date>2014-03-26T10:43:40</dc:date>
    <meta:editing-duration>P12DT7H22M31S</meta:editing-duration>
    <meta:editing-cycles>182</meta:editing-cycles>
    <meta:generator>LibreOffice/3.5$Linux_X86_64 LibreOffice_project/350m1$Build-2</meta:generator>
    <meta:print-date>2014-03-26T10:37:31</meta:print-date>
    <meta:document-statistic meta:table-count="0" meta:image-count="0" meta:object-count="0" meta:page-count="1" meta:paragraph-count="21" meta:word-count="281" meta:character-count="1664" meta:non-whitespace-character-count="1405"/>
  </office:meta>
</office:document-meta>
</file>